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text-position="0% 100%" style:font-name="Liberation Serif1" style:font-name-asian="Liberation Serif1" style:font-name-complex="Liberation Serif1"/>
    </style:style>
    <style:style style:name="P3" style:family="paragraph" style:parent-style-name="Standard">
      <style:text-properties fo:color="#000000" style:text-position="0% 100%" style:font-name="Liberation Serif1" style:font-name-asian="Liberation Serif1" style:font-name-complex="Liberation Serif1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background-color="transparent"/>
    </style:style>
    <style:style style:name="T3" style:family="text">
      <style:text-properties style:font-name="Liberation Serif1" fo:background-color="#c0c0c0"/>
    </style:style>
    <style:style style:name="T4" style:family="text">
      <style:text-properties style:font-name="Liberation Serif1" fo:background-color="#ffff00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background-color="#ffff00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Liberation Serif"/>
    </style:style>
    <style:style style:name="T9" style:family="text">
      <style:text-properties style:text-position="super 58%" style:font-name="Liberation Serif" fo:background-color="transparent"/>
    </style:style>
    <style:style style:name="T10" style:family="text">
      <style:text-properties style:text-position="super 58%" style:font-name="Liberation Serif" fo:background-color="#ffff00"/>
    </style:style>
    <style:style style:name="T11" style:family="text">
      <style:text-properties style:text-position="super 58%" style:font-name="Liberation Serif" fo:background-color="#ffff00" style:font-name-asian="Liberation Serif1" style:font-name-complex="Liberation Serif1"/>
    </style:style>
    <style:style style:name="T12" style:family="text">
      <style:text-properties style:text-position="super 58%" fo:background-color="#ff0000"/>
    </style:style>
    <style:style style:name="T13" style:family="text">
      <style:text-properties style:text-position="super 58%" style:font-name="Liberation Serif1" fo:background-color="transparent" style:font-name-asian="Liberation Serif1" style:font-name-complex="Liberation Serif1"/>
    </style:style>
    <style:style style:name="T14" style:family="text">
      <style:text-properties style:text-position="super 58%" style:font-name="Liberation Serif1" fo:background-color="#c0c0c0" style:font-name-asian="Liberation Serif1" style:font-name-complex="Liberation Serif1"/>
    </style:style>
    <style:style style:name="T15" style:family="text">
      <style:text-properties style:text-position="super 58%" style:font-name="Liberation Serif1" fo:background-color="#ffff00" style:font-name-asian="Liberation Serif1" style:font-name-complex="Liberation Serif1"/>
    </style:style>
    <style:style style:name="T16" style:family="text">
      <style:text-properties style:text-position="0% 100%"/>
    </style:style>
    <style:style style:name="T17" style:family="text">
      <style:text-properties style:text-position="0% 100%" style:font-name="Liberation Serif1" style:font-name-asian="Liberation Serif1" style:font-name-complex="Liberation Serif1"/>
    </style:style>
    <style:style style:name="T18" style:family="text">
      <style:text-properties style:text-position="0% 100%" style:font-name="Liberation Serif1" style:font-name-asian="WenQuanYi Zen Hei" style:font-name-complex="Lohit Hindi"/>
    </style:style>
    <style:style style:name="T19" style:family="text">
      <style:text-properties style:text-position="0% 100%" style:font-name="Liberation Serif1" fo:background-color="#ff0000" style:font-name-asian="Liberation Serif1" style:font-name-complex="Liberation Serif1"/>
    </style:style>
    <style:style style:name="T20" style:family="text">
      <style:text-properties style:text-position="0% 100%" style:font-name="Liberation Serif1" fo:background-color="transparent" style:font-name-asian="Liberation Serif1" style:font-name-complex="Liberation Serif1"/>
    </style:style>
    <style:style style:name="T21" style:family="text">
      <style:text-properties style:text-position="0% 100%" style:font-name="Liberation Serif1" fo:background-color="#c0c0c0" style:font-name-asian="Liberation Serif1" style:font-name-complex="Liberation Serif1"/>
    </style:style>
    <style:style style:name="T22" style:family="text">
      <style:text-properties style:text-position="0% 100%" style:font-name="Liberation Serif1" fo:background-color="#ffff00" style:font-name-asian="Liberation Serif1" style:font-name-complex="Liberation Serif1"/>
    </style:style>
    <style:style style:name="T23" style:family="text">
      <style:text-properties style:text-position="0% 100%" style:font-name="Liberation Serif1" fo:background-color="#008000" style:font-name-asian="Liberation Serif1" style:font-name-complex="Liberation Serif1"/>
    </style:style>
    <style:style style:name="T24" style:family="text">
      <style:text-properties style:text-position="0% 100%" style:font-name="Liberation Serif" fo:background-color="transparent" style:font-name-asian="Liberation Serif1" style:font-name-complex="Liberation Serif1"/>
    </style:style>
    <style:style style:name="T25" style:family="text">
      <style:text-properties fo:background-color="#ff0000"/>
    </style:style>
    <style:style style:name="T26" style:family="text">
      <style:text-properties fo:background-color="transparent"/>
    </style:style>
    <style:style style:name="T27" style:family="text">
      <style:text-properties fo:background-color="#c0c0c0"/>
    </style:style>
    <style:style style:name="T28" style:family="text">
      <style:text-properties fo:background-color="#ffff00"/>
    </style:style>
    <style:style style:name="T29" style:family="text">
      <style:text-properties style:use-window-font-color="true" style:text-position="0% 100%" style:font-name="Liberation Serif1" fo:background-color="#008000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 who catch an infectious disease either die almost at once during its initial phase </text:p>
      <text:p text:style-name="P1">or live an exponential time </text:p>
      <text:p text:style-name="P1">denote the suvival time x_i and declare that x_i=0 if death occures in the initial phase </text:p>
      <text:p text:style-name="P1">write the MLE</text:p>
      <text:p text:style-name="P1"/>
      <text:p text:style-name="P1">It is a mixture of 0-1 distribution and exponential distribution</text:p>
      <text:p text:style-name="P1"/>
      <text:p text:style-name="P1">Let denote following parameters we want to estimate</text:p>
      <text:p text:style-name="P1">p<text:tab/>: probabilty of to pass initial stage</text:p>
      <text:p text:style-name="P1"><text:span text:style-name="T1">θ</text:span><text:span text:style-name="T5"> <text:s text:c="5"/></text:span>: parameter in exponential distribution </text:p>
      <text:p text:style-name="P1"><text:tab/> <text:s text:c="2"/>which is in the form of </text:p>
      <text:p text:style-name="P1"><text:tab/><text:tab/><text:tab/><text:tab/><text:tab/><text:tab/>f(x) =<text:span text:style-name="T1">θ</text:span><text:span text:style-name="T8">-1</text:span>exp(−x/<text:span text:style-name="T1">θ</text:span><text:span text:style-name="T5"> </text:span>) </text:p>
      <text:p text:style-name="P1"/>
      <text:p text:style-name="P1">probability to die in initial stage is, that is x_i==0 is</text:p>
      <text:p text:style-name="P1"><text:tab/>(1-p)<text:tab/><text:tab/><text:tab/><text:tab/><text:tab/><text:tab/><text:tab/>(1)</text:p>
      <text:p text:style-name="P1">probability of time after that is <text:span text:style-name="T25">pass initial stage </text:span>and <text:span text:style-name="T28">follow exponential distribution</text:span></text:p>
      <text:p text:style-name="P1"><text:tab/><text:span text:style-name="T25">p</text:span><text:span text:style-name="T4">θ</text:span><text:span text:style-name="T10">-1</text:span><text:span text:style-name="T28"> exp(−x/</text:span><text:span text:style-name="T4">θ</text:span><text:span text:style-name="T6"> </text:span><text:span text:style-name="T28">)<text:tab/></text:span><text:tab/><text:tab/><text:tab/><text:tab/>(2)</text:p>
      <text:p text:style-name="P1"/>
      <text:p text:style-name="P1">Use indicator to join this two into one function</text:p>
      <text:p text:style-name="P1">y_i<text:tab/>: indicator whether x_i&gt;0</text:p>
      <text:p text:style-name="P1"/>
      <text:p text:style-name="P1">we get </text:p>
      <text:p text:style-name="P1"><text:tab/>p(x_i)=(1-p)<text:span text:style-name="T7">1-y_i</text:span>{p<text:span text:style-name="T1">θ</text:span><text:span text:style-name="T8">-1</text:span> exp(−x_i/<text:span text:style-name="T1">θ</text:span><text:span text:style-name="T5"> </text:span>)}<text:span text:style-name="T7">y_i</text:span></text:p>
      <text:p text:style-name="P1"/>
      <text:p text:style-name="P1"><text:tab/><text:tab/><text:tab/>which is the some as </text:p>
      <text:p text:style-name="P1"><text:tab/><text:tab/><text:tab/><text:tab/><text:tab/>when y==0<text:tab/><text:tab/> =&gt; (1)</text:p>
      <text:p text:style-name="P1"><text:tab/><text:tab/><text:tab/><text:tab/><text:tab/>when y==1<text:tab/><text:tab/> =&gt; (2)</text:p>
      <text:p text:style-name="P1"><text:tab/></text:p>
      <text:p text:style-name="P1">L(p, <text:span text:style-name="T1">θ</text:span>) = <text:s/><text:span text:style-name="T1">П</text:span> <text:span text:style-name="T25">(1-p)</text:span><text:span text:style-name="T12">1-y_i</text:span>{<text:span text:style-name="T27">p</text:span><text:span text:style-name="T4">θ</text:span><text:span text:style-name="T10">-1</text:span> exp(−x_i/<text:span text:style-name="T1">θ</text:span><text:span text:style-name="T5"> </text:span>)}<text:span text:style-name="T7">y_i</text:span></text:p>
      <text:p text:style-name="P1">l(p, <text:span text:style-name="T1">θ</text:span> ) =log(L(p, <text:span text:style-name="T1">θ</text:span>) )</text:p>
      <text:p text:style-name="P1"><text:tab/> <text:s text:c="4"/>=<text:span text:style-name="T19">∑(1-y_i</text:span><text:span text:style-name="T25">)log(1-p)</text:span><text:span text:style-name="T26"> <text:s/>+ </text:span><text:span text:style-name="T27">log( </text:span><text:span text:style-name="T3">П</text:span><text:span text:style-name="T27"> </text:span><text:span text:style-name="T21">p</text:span><text:span text:style-name="T14">y_i)</text:span><text:span text:style-name="T21">) </text:span><text:span text:style-name="T20">+</text:span><text:span text:style-name="T22"> log( П θ</text:span><text:span text:style-name="T11">-1</text:span><text:span text:style-name="T22"> </text:span><text:span text:style-name="T15">y_i</text:span><text:span text:style-name="T20">)+∑ log(exp(−x_i/θ</text:span><text:span text:style-name="T24"> </text:span><text:span text:style-name="T20">)</text:span><text:span text:style-name="T13">y_i</text:span><text:span text:style-name="T20">)</text:span></text:p>
      <text:p text:style-name="P1"><text:tab/> <text:s text:c="4"/>=<text:span text:style-name="T19">∑(1-y_i</text:span><text:span text:style-name="T25">)log(1-p)</text:span><text:span text:style-name="T26"> <text:s/>+ </text:span><text:span text:style-name="T21">∑y_i</text:span><text:span text:style-name="T27">log p</text:span><text:span text:style-name="T26"> <text:s/>-</text:span><text:span text:style-name="T22">∑y_i</text:span><text:span text:style-name="T28">log</text:span><text:span text:style-name="T4">θ </text:span><text:span text:style-name="T2">+θ</text:span><text:span text:style-name="T9">-1</text:span><text:span text:style-name="T23">∑ y_ix_i</text:span><text:span text:style-name="T20"><text:tab/><text:tab/><text:tab/><text:tab/><text:tab/></text:span><text:span text:style-name="T23">(3)</text:span></text:p>
      <text:p text:style-name="P2"/>
      <text:p text:style-name="P2">notice <text:s/>y_i=0 when x_i=0; y_i=1, otherwise, this means</text:p>
      <text:p text:style-name="P1"><text:span text:style-name="T17">∑ x_iy_i =</text:span><text:span text:style-name="T23">∑ x_i<text:tab/></text:span><text:span text:style-name="T20"><text:tab/><text:tab/><text:tab/></text:span><text:span text:style-name="T29">(4)</text:span></text:p>
      <text:p text:style-name="P1">Let denote</text:p>
      <text:p text:style-name="P1"><text:span text:style-name="T18"><text:tab/><text:tab/> r= </text:span><text:span text:style-name="T17">∑y_i<text:tab/><text:tab/><text:tab/><text:tab/>(5)</text:span></text:p>
      <text:p text:style-name="P1"><text:span text:style-name="T7"><text:tab/><text:tab/> </text:span><text:span text:style-name="T16">s</text:span><text:span text:style-name="T18">= </text:span><text:span text:style-name="T17">∑x_i<text:tab/><text:tab/><text:tab/><text:tab/>(6)</text:span></text:p>
      <text:p text:style-name="P2"><text:tab/><text:tab/> N: number of data<text:tab/>(7)</text:p>
      <text:p text:style-name="P2"/>
      <text:p text:style-name="P2">subsititue (4) (5) (6) (7) into (3)</text:p>
      <text:p text:style-name="P2">we get</text:p>
      <text:p text:style-name="P1">l(p, <text:span text:style-name="T1">θ</text:span> ) <text:s/>= (N-r)log(1-p)+ rlog p <text:s/>- rlog<text:span text:style-name="T1">θ – θ</text:span><text:span text:style-name="T8">-1</text:span><text:span text:style-name="T17">s</text:span></text:p>
      <text:p text:style-name="P2"/>
      <text:p text:style-name="P2">argmax </text:p>
      <text:p text:style-name="P2"/>
      <text:p text:style-name="P2">∂l/∂p=(N-r)/(1-p) +r/p =0<text:tab/> <text:s/>=&gt; <text:s text:c="3"/>p=r/2r-N</text:p>
      <text:p text:style-name="P2">∂l/∂θ= -r/θ+s/θ^2<text:tab/><text:tab/><text:tab/> <text:s/>=&gt; <text:s text:c="3"/>θ= s/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9T14:33:49</meta:creation-date>
    <dc:date>2012-11-26T22:30:10</dc:date>
    <meta:editing-duration>PT44M35S</meta:editing-duration>
    <meta:editing-cycles>4</meta:editing-cycles>
    <meta:generator>LibreOffice/3.5$Linux_X86_64 LibreOffice_project/350m1$Build-2</meta:generator>
    <meta:print-date>2012-11-09T16:27:35</meta:print-date>
    <meta:document-statistic meta:table-count="0" meta:image-count="0" meta:object-count="0" meta:page-count="1" meta:paragraph-count="38" meta:word-count="232" meta:character-count="1389" meta:non-whitespace-character-count="1086"/>
  </office:meta>
</office:document-meta>
</file>